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4.556cm"/>
    </style:style>
    <style:style style:name="co3" style:family="table-column">
      <style:table-column-properties fo:break-before="auto" style:column-width="8.558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4.42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asicAtmega32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Empaquetado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Identificación</text:p>
          </table:table-cell>
          <table:table-cell office:value-type="string" calcext:value-type="string">
            <text:p>Suministrador y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***</text:p>
          </table:table-cell>
          <table:table-cell office:value-type="string" calcext:value-type="string">
            <text:p>logoWTF_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JST_PH_S4B-PH-K_04x2.00mm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_DEBUG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F**,REF**,REF**,REF**</text:p>
          </table:table-cell>
          <table:table-cell office:value-type="string" calcext:value-type="string">
            <text:p>MountingHole_3.2mm_M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_3.2mm_M3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RESONATOR-SMD-3.2X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P_Elec_6.3x5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2,C5,C6,C8</text:p>
          </table:table-cell>
          <table:table-cell office:value-type="string" calcext:value-type="string">
            <text:p>C_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SMA_Stand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A140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_ON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3,D4,D5</text:p>
          </table:table-cell>
          <table:table-cell office:value-type="string" calcext:value-type="string">
            <text:p>D_SM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BJ6.0CA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1,F2</text:p>
          </table:table-cell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0mA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ARREL_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-DC-IN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P1,JP2,JP3</text:p>
          </table:table-cell>
          <table:table-cell office:value-type="string" calcext:value-type="string">
            <text:p>SMT-JUMPER_2_NO_NO-SIL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CC_CUT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X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CP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in_Header_Straight_1x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Molex_Microfit3_Header_02x03_Angled_43045-060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1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Molex_Microfit3_Header_02x03_Angled_43045-060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in_Header_Straight_1x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1,R4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2,R3,R5,R6,R7</text:p>
          </table:table-cell>
          <table:table-cell office:value-type="string" calcext:value-type="string">
            <text:p>R_0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R(NC)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ST_B3U-3000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_Button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1117-5.0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QFP-32_7x7mm_Pitch0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-8_5.3x6.2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13487E</text:p>
          </table:table-cell>
          <table:table-cell office:value-type="string" calcext:value-type="string">
            <text:p>T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09T19:20:43.916049113</dc:date>
    <meta:editing-duration>PT46M1S</meta:editing-duration>
    <meta:editing-cycles>1</meta:editing-cycles>
    <meta:document-statistic meta:table-count="1" meta:cell-count="158" meta:object-count="0"/>
    <meta:generator>LibreOffice/6.4.6.2$Linux_X86_64 LibreOffice_project/40$Build-2</meta:generator>
  </office:meta>
</office:document-meta>
</file>